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73"/>SURAT KEPUTUSAN</text:p>
      <text:p text:style-name="P9">No. / 422 / 454 /Adm.Sek</text:p>
      <text:p text:style-name="P10"/>
      <text:p text:style-name="P11">Berdasarkan :</text:p>
      <text:list xml:id="list323854570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OSAMA IBNU NUHYUDA</text:span></text:p>
      <text:p text:style-name="P13"><text:span text:style-name="T2"><text:tab/><text:tab/>Tempat, Tanggal Lahir<text:tab/>: 03-11-2002, 11/03/02</text:span></text:p>
      <text:p text:style-name="P13"><text:span text:style-name="T2"><text:tab/><text:tab/>NISN<text:tab/><text:tab/><text:tab/><text:tab/>: 002998409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73"/><text:bookmark-end text:name="_Hlk481362583MailMergeMark2020-05-06T04:16:53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3.747312620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8" meta:character-count="8856" meta:non-whitespace-character-count="77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